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CORINTHIANS 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OW TO HANDLE THE SCRIPTURES (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OW TO HANDLE THE SCRIPTURES (4:1-7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s practiced by Paul the apostle (4:1-2, 5-7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As practiced by Paul the apostle (4:1-2, 5-7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His approach in regard to the divine message (4:1-2, 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His approach in regard to the divine message (4:1-2, 5)<text:s text:c="1"/></text:span><text:span text:style-name="a462" text:class-names=""/></text:p>
          </draw:text-box>
          <svg:title/>
          <svg:desc/>
        </draw:frame>
        <draw:frame draw:id="id90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does not use secret and shameful methods (4:1-2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does not distort the Word of God (4:2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 preaches Jesus and not himself (4:5)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draw:page draw:name="Slide5" draw:style-name="a478" draw:master-page-name="Master1-Layout12-tx-Title-and-Text" presentation:presentation-page-layout-name="Master1-PPL12" draw:id="Slide-260">
        <draw:frame draw:id="id91" presentation:style-name="a482" draw:name="Title 1" svg:x="1.38in" svg:y="0.4in" svg:width="10.6in" svg:height="1.44965in" presentation:class="title" presentation:placeholder="false">
          <draw:text-box>
            <text:p text:style-name="a481" text:class-names="" text:cond-style-name=""><text:span text:style-name="a479" text:class-names=""><text:s text:c="1"/>As practiced by Paul the apostle (4:1-2, 5-7)<text:s text:c="1"/></text:span><text:span text:style-name="a480" text:class-names=""/></text:p>
          </draw:text-box>
          <svg:title/>
          <svg:desc/>
        </draw:frame>
        <draw:frame draw:id="id92" presentation:style-name="a492" draw:name="Text Placeholder 2" svg:x="1.38in" svg:y="2in" svg:width="9.4in" svg:height="4.75868in" presentation:class="outline" presentation:placeholder="false">
          <draw:text-box>
            <text:list text:style-name="a485">
              <text:list-item>
                <text:p text:style-name="a484" text:class-names="" text:cond-style-name=""><text:span text:style-name="a483" text:class-names=""><text:s text:c="1"/>His approach in regard to the divine message (4:1-2, 5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His attitude in regard to the human messenger (4:6-7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draw:page draw:name="Slide6" draw:style-name="a493" draw:master-page-name="Master1-Layout12-tx-Title-and-Text" presentation:presentation-page-layout-name="Master1-PPL12" draw:id="Slide-261">
        <draw:frame draw:id="id93" presentation:style-name="a497" draw:name="Title 1" svg:x="1.38in" svg:y="0.4in" svg:width="10.6in" svg:height="1.44965in" presentation:class="title" presentation:placeholder="false">
          <draw:text-box>
            <text:p text:style-name="a496" text:class-names="" text:cond-style-name=""><text:span text:style-name="a494" text:class-names=""><text:s text:c="1"/>His attitude in regard to the human messenger (4:6-7)<text:s text:c="1"/></text:span><text:span text:style-name="a495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500">
              <text:list-item>
                <text:p text:style-name="a499" text:class-names="" text:cond-style-name=""><text:span text:style-name="a498" text:class-names=""><text:s text:c="1"/>The illustration (4:6-7a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The implication (4:7b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As practiced by Paul the apostle (4:1-2, 5-7)<text:s text:c="1"/></text:span><text:span text:style-name="a510" text:class-names=""/></text:p>
          </draw:text-box>
          <svg:title/>
          <svg:desc/>
        </draw:frame>
        <draw:frame draw:id="id96" presentation:style-name="a522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His approach in regard to the divine message (4:1-2, 5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His attitude in regard to the human messenger (4:6-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8" draw:style-name="a523" draw:master-page-name="Master1-Layout12-tx-Title-and-Text" presentation:presentation-page-layout-name="Master1-PPL12" draw:id="Slide-263">
        <draw:frame draw:id="id97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HOW TO HANDLE THE SCRIPTURES (4:1-7)<text:s text:c="1"/></text:span><text:span text:style-name="a525" text:class-names=""/></text:p>
          </draw:text-box>
          <svg:title/>
          <svg:desc/>
        </draw:frame>
        <draw:frame draw:id="id98" presentation:style-name="a537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As practiced by Paul the apostle (4:1-2, 5-7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As practiced by Satan, the adversary (4:3-4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9" draw:style-name="a538" draw:master-page-name="Master1-Layout12-tx-Title-and-Text" presentation:presentation-page-layout-name="Master1-PPL12" draw:id="Slide-264">
        <draw:frame draw:id="id99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2 CORINTHIANS 4<text:s text:c="1"/></text:span><text:span text:style-name="a540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HOW TO HANDLE THE SCRIPTURES (4:1-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HOW TO HANDLE SUFFERING (4:8-18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-title-Title-Slide" presentation:presentation-page-layout-name="Master1-PPL1" draw:id="Slide-265">
        <draw:frame draw:id="id101" presentation:style-name="a557" draw:name="Title 1" svg:x="1.38in" svg:y="0.83in" svg:width="10.3in" svg:height="4.42in" presentation:class="title" presentation:placeholder="false">
          <draw:text-box>
            <text:p text:style-name="a556" text:class-names="" text:cond-style-name=""><text:span text:style-name="a554" text:class-names="">HOW TO HANDLE SUFFERING (4:8-18):<text:s text:c="1"/></text:span><text:span text:style-name="a555" text:class-names=""/></text:p>
          </draw:text-box>
          <svg:title/>
          <svg:desc/>
        </draw:frame>
        <draw:frame draw:id="id102" presentation:style-name="a562" draw:name="Subtitle 2" svg:x="1.38in" svg:y="5.25in" svg:width="10.3in" svg:height="1.85in" presentation:class="subtitle" presentation:placeholder="false">
          <draw:text-box>
            <text:p text:style-name="a559" text:class-names="" text:cond-style-name=""><text:span text:style-name="a558" text:class-names=""><text:s text:c="1"/>The reality of suffering (4:8-9):<text:s text:c="1"/></text:span></text:p>
            <text:p text:style-name="a561" text:class-names="" text:cond-style-name=""><text:span text:style-name="a560" text:class-names=""/></text:p>
          </draw:text-box>
          <svg:title/>
          <svg:desc/>
        </draw:frame>
      </draw:page>
      <draw:page draw:name="Slide11" draw:style-name="a563" draw:master-page-name="Master1-Layout12-tx-Title-and-Text" presentation:presentation-page-layout-name="Master1-PPL12" draw:id="Slide-266">
        <draw:frame draw:id="id103" presentation:style-name="a567" draw:name="Title 1" svg:x="1.38in" svg:y="0.4in" svg:width="10.6in" svg:height="1.44965in" presentation:class="title" presentation:placeholder="false">
          <draw:text-box>
            <text:p text:style-name="a566" text:class-names="" text:cond-style-name=""><text:span text:style-name="a564" text:class-names=""><text:s text:c="1"/>The reality of suffering (4:8-9):<text:s text:c="1"/></text:span><text:span text:style-name="a565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0">
              <text:list-item>
                <text:p text:style-name="a569" text:class-names="" text:cond-style-name=""><text:span text:style-name="a568" text:class-names=""><text:s text:c="1"/>Pressed on every side by troubles (4:8a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Perplexed but not giving up (4:8b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Hunted down but not abandoned (4:9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Knocked down but able to keep going (4:9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HOW TO HANDLE SUFFERING (4:8-1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reality of suffering (4:8-9):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(desired) reaction to suffering (4:10-13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(desired) reaction to suffering (4:10-13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Paul shares in the death of Jesus so that the life of Jesus may be seen (4:10).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He lives under constant danger so that Jesus will be obvious to them (4:11-12).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He continues to preach (4:13)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HOW TO HANDLE SUFFERING (4:8-1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The reality of suffering (4:8-9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e (desired) reaction to suffering (4:10-13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e rewards of suffering (4:14-18)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rewards of suffering (4:14-18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Concerning the future (4:14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Concerning the present (4:16-18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HOW TO HANDLE SUFFERING (4:8-18):<text:s text:c="1"/></text:span><text:span text:style-name="a652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e reality of suffering (4:8-9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e (desired) reaction to suffering (4:10-13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rewards of suffering (4:14-1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2 CORINTHIANS 4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HOW TO HANDLE THE SCRIPTURES (4:1-7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HOW TO HANDLE SUFFERING (4:8-1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4 </dc:title>
    <meta:initial-creator>David STRICKLAND</meta:initial-creator>
    <dc:creator>David STRICKLAND</dc:creator>
    <meta:creation-date>2020-02-23T23:09:36Z</meta:creation-date>
    <dc:date>2020-02-23T23:09:36Z</dc:date>
    <meta:template xlink:href="BibleStudy" xlink:type="simple"/>
    <meta:editing-cycles>1</meta:editing-cycles>
    <meta:editing-duration>PT0S</meta:editing-duration>
    <meta:document-statistic meta:paragraph-count="53" meta:word-count="506"/>
  </office:meta>
</office:document-meta>
</file>